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9/2023</text:p>
            <text:p text:style-name="Normální">KVOP-40785/2023</text:p>
            <text:p text:style-name="Normální">01. 11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M.</text:p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<text:s/>o<text:s/>vyřízení<text:s/>žádosti<text:s/>o<text:s/>informace</text:h>
      <text:h text:style-name="Nadpis1" text:outline-level="1">podle<text:s/>zákona<text:s/>č.<text:s/>106/1999 Sb.,<text:s/>o<text:s/>svobodném přístupu<text:s/>k<text:s/>informacím</text:h>
      <text:p text:style-name="Základnítext">Vážený pane M.,</text:p>
      <text:p text:style-name="Základnítext">Dne 30. 10. 2023<text:s/>obdržela Kancelář veřejného ochránce práv<text:s/>Vaši žádost o informace. Žádáte o zaslání zákona o výkonu trestu odnětí svobody a sbírky nařízení.</text:p>
      <text:p text:style-name="Základnítext">Zákon č. 169/1999 Sb., o výkonu trestu odnětí svobody a o změně některých souvisejících zákonů zasílám v příloze. Nevím, co přesně máte na mysli onou<text:s/><text:span text:style-name="Zdůraznění">„sbírkou nařízení“</text:span>, ale předpokládám, že požadujete Sborník stanovisek veřejného ochránce práv – Vězeňství II, který taktéž zasílám v příloze. Kdybyste požadoval nařízení generálního ředitele Vězeňské služby České republiky, bylo by vhodné, obrátit se s tímto požadavkem přímo na Vězeňskou službu ČR. Doporučuji však v takovém případě konkretizovat, která nařízení generálního ředitele Vězeňské služby ČR požadujete; může jich být i několik desítek (a tedy čítající několik stovek stran); poskytovatel informace může (zejména v takto rozsáhlém množství poskytnutých informací) požadovat úhradu (aktuálně 1 oboustranná A4 – 3,- Kč).</text:p>
      <text:p text:style-name="Základnítext">S pozdravem</text:p>
      <text:p text:style-name="P18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říloha">Přílohy</text:p>
      <text:p text:style-name="P19">-<text:s/>Zákon č. 169/1999 Sb., o výkonu trestu odnětí svobody</text:p>
      <text:p text:style-name="P20">- Sborník stanovisek 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Y2H9*</text:span>*KVOPX00DY2H9*</text:p>
        <text:p text:style-name="P12"><text:span text:style-name="T13">KVOPX00DY2H9</text:span>KVOPX00DY2H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9T11:07:00Z</meta:creation-date>
    <dc:date>2023-11-29T11:08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207" meta:character-count="1431" meta:row-count="10" meta:non-whitespace-character-count="1226"/>
  </office:meta>
</office:document-meta>
</file>